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34in"/>
    </style:style>
    <style:style style:name="co2" style:family="table-column">
      <style:table-column-properties fo:break-before="auto" style:column-width="0.8965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2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1858in" svg:y="0.3059in">
            <draw:object draw:notify-on-update-of-ranges="Sheet1.A1:Sheet1.A6 Sheet1.A2:Sheet1.A2 Sheet1.D1:Sheet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in" svg:height="3.5461in" svg:x="10.4614in" svg:y="4.128in">
            <draw:object draw:notify-on-update-of-ranges="Sheet1.A1:Sheet1.A6 Sheet1.C1:Sheet1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istance (ang)</text:p>
          </table:table-cell>
          <table:table-cell office:value-type="string" calcext:value-type="string">
            <text:p>HOMO (eV)</text:p>
          </table:table-cell>
          <table:table-cell office:value-type="string" calcext:value-type="string">
            <text:p>LUMO-HOMO (eV)</text:p>
          </table:table-cell>
          <table:table-cell office:value-type="string" calcext:value-type="string">
            <text:p>Total HF E (He)</text:p>
          </table:table-cell>
          <table:table-cell/>
          <table:table-cell office:value-type="string" calcext:value-type="string">
            <text:p>Homo-lu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.4726" calcext:value-type="float">
            <text:p>-6.4726</text:p>
          </table:table-cell>
          <table:table-cell office:value-type="float" office:value="7.9346" calcext:value-type="float">
            <text:p>7.9346</text:p>
          </table:table-cell>
          <table:table-cell office:value-type="float" office:value="-460.369146453378" calcext:value-type="float">
            <text:p>-460.369146453378</text:p>
          </table:table-cell>
          <table:table-cell/>
          <table:table-cell office:value-type="string" calcext:value-type="string">
            <text:p>7.9346eV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6.0971" calcext:value-type="float">
            <text:p>-6.0971</text:p>
          </table:table-cell>
          <table:table-cell office:value-type="float" office:value="9.0639" calcext:value-type="float">
            <text:p>9.0639</text:p>
          </table:table-cell>
          <table:table-cell office:value-type="float" office:value="-463.998790640157" calcext:value-type="float">
            <text:p>-463.998790640157</text:p>
          </table:table-cell>
          <table:table-cell/>
          <table:table-cell office:value-type="string" calcext:value-type="string">
            <text:p>9.0639e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9547" calcext:value-type="float">
            <text:p>-4.9547</text:p>
          </table:table-cell>
          <table:table-cell office:value-type="float" office:value="6.775" calcext:value-type="float">
            <text:p>6.775</text:p>
          </table:table-cell>
          <table:table-cell office:value-type="float" office:value="-464.290058229559" calcext:value-type="float">
            <text:p>-464.290058229559</text:p>
          </table:table-cell>
          <table:table-cell/>
          <table:table-cell office:value-type="string" calcext:value-type="string">
            <text:p>6.7750eV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3.4736" calcext:value-type="float">
            <text:p>-3.4736</text:p>
          </table:table-cell>
          <table:table-cell office:value-type="float" office:value="2.6602" calcext:value-type="float">
            <text:p>2.6602</text:p>
          </table:table-cell>
          <table:table-cell office:value-type="float" office:value="-464.366938467419" calcext:value-type="float">
            <text:p>-464.366938467419</text:p>
          </table:table-cell>
          <table:table-cell/>
          <table:table-cell office:value-type="string" calcext:value-type="string">
            <text:p>2.6602e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4793" calcext:value-type="float">
            <text:p>-2.4793</text:p>
          </table:table-cell>
          <table:table-cell office:value-type="float" office:value="0.2853" calcext:value-type="float">
            <text:p>0.2853</text:p>
          </table:table-cell>
          <table:table-cell office:value-type="float" office:value="-464.33763520654" calcext:value-type="float">
            <text:p>-464.33763520654</text:p>
          </table:table-cell>
          <table:table-cell/>
          <table:table-cell office:value-type="string" calcext:value-type="string">
            <text:p>0.2853e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 style:data-style-name="N2" text:time-value="16:53:27.060833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2T09:26:46.005557741</meta:creation-date>
    <dc:date>2024-04-16T17:55:16.245088265</dc:date>
    <meta:editing-duration>PT4H32M20S</meta:editing-duration>
    <meta:editing-cycles>3</meta:editing-cycles>
    <meta:generator>LibreOffice/6.4.7.2$Linux_X86_64 LibreOffice_project/40$Build-2</meta:generator>
    <meta:document-statistic meta:table-count="1" meta:cell-count="3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Sheet1.A1:Sheet1.A6 Sheet1.D1:Sheet1.D6" chart:data-source-has-labels="row" svg:x="0.32cm" svg:y="0.18cm" svg:width="13.831cm" svg:height="8.64cm">
          <chartooo:coordinate-region svg:x="1.232cm" svg:y="0.379cm" svg:width="12.67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6" chart:label-cell-address="Sheet1.A2:Sheet1.A2" chart:class="chart:scatter">
            <chart:domain table:cell-range-address="Sheet1.A1:Sheet1.A6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1.A2:Shee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6</svg:desc>
                </draw:g>
              </table:table-cell>
              <table:table-cell office:value-type="float" office:value="NaN">
                <text:p>NaN</text:p>
                <draw:g>
                  <svg:desc>Sheet1.D1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460.369146453378">
                <text:p>-460.369146453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-463.998790640157">
                <text:p>-463.998790640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464.290058229559">
                <text:p>-464.290058229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-464.366938467419">
                <text:p>-464.366938467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464.33763520654">
                <text:p>-464.337635206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8cm" xlink:href=".." xlink:type="simple" chart:class="chart:scatter" chart:style-name="ch1">
        <chart:legend chart:legend-position="end" svg:x="13.151cm" svg:y="4.205cm" style:legend-expansion="high" chart:style-name="ch2"/>
        <chart:plot-area chart:style-name="ch3" table:cell-range-address="Sheet1.A1:Sheet1.A6 Sheet1.C1:Sheet1.C6" svg:x="0.32cm" svg:y="0.18cm" svg:width="12.511cm" svg:height="8.648cm">
          <chartooo:coordinate-region svg:x="0.756cm" svg:y="0.379cm" svg:width="11.65cm" svg:height="7.8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6" chart:class="chart:scatter">
            <chart:domain table:cell-range-address="Sheet1.A1:Sheet1.A6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6</svg:desc>
                </draw:g>
              </table:table-cell>
              <table:table-cell office:value-type="float" office:value="NaN">
                <text:p>NaN</text:p>
                <draw:g>
                  <svg:desc>Sheet1.C1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9346">
                <text:p>7.9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9.0639">
                <text:p>9.0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.775">
                <text:p>6.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2.6602">
                <text:p>2.6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2853">
                <text:p>0.2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